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 style:list-style-name="L4">
      <style:text-properties style:font-name="Arial" fo:language="en" fo:country="US"/>
    </style:style>
    <style:style style:name="P4" style:family="paragraph" style:parent-style-name="Standard">
      <style:text-properties style:font-name="Arial" fo:language="uk" fo:country="UA"/>
    </style:style>
    <style:style style:name="P5" style:family="paragraph" style:parent-style-name="Standard" style:list-style-name="L6">
      <style:text-properties style:font-name="Arial" fo:language="uk" fo:country="UA"/>
    </style:style>
    <style:style style:name="P6" style:family="paragraph" style:parent-style-name="Standard">
      <style:text-properties style:font-name="Arial" fo:language="ru" fo:country="RU"/>
    </style:style>
    <style:style style:name="P7" style:family="paragraph" style:parent-style-name="Standard" style:list-style-name="L5">
      <style:text-properties style:font-name="Arial" fo:language="ru" fo:country="RU"/>
    </style:style>
    <style:style style:name="P8" style:family="paragraph" style:parent-style-name="Standard" style:list-style-name="L3">
      <style:text-properties style:font-name="Arial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вести файлы в надлежащий вид</text:p>
      <text:list xml:id="list38677697" text:style-name="L3">
        <text:list-item>
          <text:p text:style-name="P8">назвать папку названием корабля</text:p>
        </text:list-item>
      </text:list>
      <text:p text:style-name="P1"><text:s/>- название корабля -</text:p>
      <text:p text:style-name="P2">hgn_ <text:span text:style-name="T1">приставка, </text:span>fighter – <text:span text:style-name="T1">название</text:span></text:p>
      <text:list xml:id="list38667108" text:style-name="L4">
        <text:list-item>
          <text:p text:style-name="P3">собрать модели</text:p>
        </text:list-item>
      </text:list>
      <text:p text:style-name="P2"><text:span text:style-name="T1">hgn_ </text:span>fighter —<text:span text:style-name="T1"> внутри папки модель </text:span>obj<text:span text:style-name="T1">, 3</text:span>ds; max – <text:span text:style-name="T2">сцена с названием корабля</text:span></text:p>
      <text:p text:style-name="P2"><text:span text:style-name="T1">hgn_ </text:span><text:span text:style-name="T2">fighter.</text:span>obj</text:p>
      <text:p text:style-name="P2"><text:span text:style-name="T1">hgn_ </text:span><text:span text:style-name="T2">fighter.</text:span><text:span text:style-name="T1">3</text:span>ds</text:p>
      <text:p text:style-name="P2"><text:span text:style-name="T1">hgn_ </text:span><text:span text:style-name="T2">fighter.</text:span>max</text:p>
      <text:list xml:id="list38691917" text:style-name="L5">
        <text:list-item>
          <text:p text:style-name="P7">переназвать текстуры</text:p>
        </text:list-item>
      </text:list>
      <text:p text:style-name="P6">текстуры название собрано из название корабля </text:p>
      <text:p text:style-name="P2"><text:span text:style-name="T1">hgn_ </text:span><text:span text:style-name="T2">fighter_</text:span>FrontUV_TEX.psd – <text:span text:style-name="T1">сама текстура</text:span></text:p>
      <text:p text:style-name="P2"><text:span text:style-name="T1">hgn_ </text:span><text:span text:style-name="T2">fighter_</text:span>FrontUV_TEX.jpg –<text:span text:style-name="T1"> а так же ее копия для быстрого просмотра</text:span></text:p>
      <text:p text:style-name="P2"><text:span text:style-name="T1">и так для каждой текстуры</text:span></text:p>
      <text:list xml:id="list39121733" text:style-name="L6">
        <text:list-item>
          <text:p text:style-name="P5">завершить текстуру для вархуга</text:p>
        </text:list-item>
        <text:list-item>
          <text:p text:style-name="P5">завершить текстуру для хгн перехватчика</text:p>
        </text:list-item>
      </text:list>
      <text:p text:style-name="P4">ц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a ko</meta:initial-creator>
    <meta:creation-date>2010-04-15T18:42:51.98</meta:creation-date>
    <dc:date>2010-04-15T19:00:40.70</dc:date>
    <dc:creator>Dima ko</dc:creator>
    <meta:editing-duration>PT00H02M1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7" meta:word-count="79" meta:character-count="532"/>
  </office:meta>
</office:document-meta>
</file>